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arial" fo:font-size="18pt" fo:letter-spacing="normal" fo:font-style="normal"/>
    </style:style>
    <style:style style:name="P2" style:family="paragraph" style:parent-style-name="Heading_20_2">
      <style:text-properties fo:font-variant="normal" fo:text-transform="none" fo:color="#000000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8000"/>
    </style:style>
    <style:style style:name="P4" style:family="paragraph" style:parent-style-name="Standard" style:list-style-name="L2"/>
    <style:style style:name="P5" style:family="paragraph" style:parent-style-name="Text_20_body" style:list-style-name="L1">
      <style:paragraph-properties fo:margin-top="0in" fo:margin-bottom="0in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6" style:family="paragraph" style:parent-style-name="Text_20_body" style:list-style-name="L1">
      <style:paragraph-properties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T1" style:family="text">
      <style:text-properties fo:color="#008000"/>
    </style:style>
    <style:style style:name="T2" style:family="text">
      <style:text-properties fo:color="#ff0000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1. apktools </text:h>
      <text:h text:style-name="P1" text:outline-level="2">Requirements</text:h>
      <text:list xml:id="list15317329891" text:style-name="L1">
        <text:list-item>
          <text:p text:style-name="P5">JRE 1.6 (Apktool 1.x)</text:p>
        </text:list-item>
        <text:list-item>
          <text:p text:style-name="P5">JRE 1.7 (Apktool 2.x)</text:p>
        </text:list-item>
        <text:list-item>
          <text:p text:style-name="P5">aapt command in a PATH</text:p>
        </text:list-item>
        <text:list-item>
          <text:p text:style-name="P6">basic knowledge Android SDK, aapt, smali and how to use Google may be useful</text:p>
        </text:list-item>
      </text:list>
      <text:p text:style-name="Standard">2. <text:s/>command line</text:p>
      <text:list xml:id="list1910273847" text:style-name="L2">
        <text:list-item>
          <text:list>
            <text:list-item>
              <text:list>
                <text:list-item>
                  <text:p text:style-name="P4">open “ AVD manager ” : $ android avd</text:p>
                </text:list-item>
                <text:list-item>
                  <text:p text:style-name="P4">use emulator from “android4.3” of a AVD : $ emulator -avd adnroid4.3</text:p>
                </text:list-item>
                <text:list-item>
                  <text:p text:style-name="P4">adb uninstall the apk : $ adb uninstall com.example.reverse2_1</text:p>
                </text:list-item>
              </text:list>
            </text:list-item>
          </text:list>
        </text:list-item>
      </text:list>
      <text:p text:style-name="Standard"/>
      <text:p text:style-name="Standard">3. schedule</text:p>
      <text:p text:style-name="Standard"><text:tab/>(1) <text:s/>decompile apk : <text:tab/>$ apktool d reverse2_1.apk <text:s/>outdir</text:p>
      <text:p text:style-name="Standard"><text:tab/>(2) <text:s/>edit file : $ vi outdir2/smali/com/example/reverse2_1/MainActivity\$1.smali </text:p>
      <text:p text:style-name="Standard"><text:tab/><text:tab/>from <text:s/></text:p>
      <text:p text:style-name="Standard"><text:s text:c="3"/><text:tab/><text:tab/><text:tab/><text:span text:style-name="T1"> .line 42</text:span></text:p>
      <text:p text:style-name="P3"><text:s text:c="3"/><text:tab/><text:tab/><text:tab/> if-nez v0, :cond_0</text:p>
      <text:p text:style-name="Standard"><text:tab/><text:tab/>to </text:p>
      <text:p text:style-name="Standard"><text:tab/><text:tab/><text:tab/><text:span text:style-name="T1">.line 42</text:span></text:p>
      <text:p text:style-name="P3"><text:span text:style-name="T1"><text:s text:c="3"/><text:tab/><text:tab/><text:tab/> </text:span><text:span text:style-name="T2">if-eqz </text:span><text:span text:style-name="T1">v0, :cond_0</text:span></text:p>
      <text:p text:style-name="Standard"><text:tab/>(3) <text:s/>rebuild apk : $ apktool b outdir2/</text:p>
      <text:p text:style-name="Standard"><text:tab/>(4) <text:s/>cd result directory: $ cd outdir/dist</text:p>
      <text:p text:style-name="Standard"><text:tab/>(5 ) <text:s/>signature apk : <text:s/></text:p>
      <text:p text:style-name="Standard"><text:tab/><text:tab/>a. add next line to ~/.bashrc, and use alias “signapk” later. Set it once, use it forever.</text:p>
      <text:p text:style-name="Standard"><text:tab/><text:tab/><text:tab/>alias signapk='java -jar /opt/apktool/signapk.jar /opt/apktool/testkey.x509.pem /opt/apktool/testkey.pk8'</text:p>
      <text:p text:style-name="Standard"><text:tab/><text:tab/>b. signapk reverse2_1.apk reverse2_1_new.apk </text:p>
      <text:p text:style-name="Standard"><text:s/><text:tab/>(6) <text:s/>use emulator from “android4.3” of a AVD : $ emulator -avd adnroid4.3</text:p>
      <text:p text:style-name="Standard"><text:tab/>(8) <text:s/>check if emulator is ok: $ adb devices </text:p>
      <text:p text:style-name="Standard"><text:tab/>(9) install to test: $ adb install reverse2_1_new.apk </text:p>
      <text:p text:style-name="Standard"/>
      <text:p text:style-name="Standard">4. summary</text:p>
      <text:p text:style-name="Standard"><text:tab/>Wak the simple road of reverse an ap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0T19:08:12</meta:creation-date>
    <meta:generator>LibreOffice/3.5$Linux_X86_64 LibreOffice_project/350m1$Build-2</meta:generator>
    <dc:date>2014-02-10T20:29:59</dc:date>
    <dc:creator>Jasper Li</dc:creator>
    <meta:editing-duration>PT24M7S</meta:editing-duration>
    <meta:editing-cycles>8</meta:editing-cycles>
    <meta:document-statistic meta:table-count="0" meta:image-count="0" meta:object-count="0" meta:page-count="1" meta:paragraph-count="30" meta:word-count="187" meta:character-count="1176" meta:non-whitespace-character-count="961"/>
  </office:meta>
</office:document-meta>
</file>